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e7044" officeooo:paragraph-rsid="001e7044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 выступления вычислительная техника</text:p>
      <text:p text:style-name="Horizontal_20_Line"/>
      <text:h text:style-name="Heading_20_2" text:outline-level="2">1. Введение</text:h>
      <text:p text:style-name="Text_20_body">Сегодня я расскажу о синхронизации последовательных схем — одном из ключевых принципов работы цифровых устройств.<text:line-break/>Без синхронизации невозможно обеспечить согласованную работу микропроцессоров, контроллеров, регистров и других элементов цифровых систем. Именно она отвечает за то, чтобы данные передавались и обрабатывались без сбоев.</text:p>
      <text:p text:style-name="Horizontal_20_Line"/>
      <text:h text:style-name="Heading_20_2" text:outline-level="2">2. Что такое синхронизация</text:h>
      <text:p text:style-name="Text_20_body">Синхронизация — это процесс установления и поддержания точных временных и фазовых соотношений между сигналами в цифровых системах.<text:line-break/>Проще говоря, это механизм, который заставляет все элементы схемы работать в одном ритме.</text:p>
      <text:p text:style-name="Text_20_body">Основная задача синхронизации — обеспечить корректную передачу данных без ошибок, которые могут возникнуть из-за рассогласования тактовых сигналов.</text:p>
      <text:p text:style-name="Horizontal_20_Line"/>
      <text:h text:style-name="Heading_20_2" text:outline-level="2">3. Почему синхронизация важна</text:h>
      <text:p text:style-name="Text_20_body">Последовательные схемы содержат элементы памяти — триггеры и регистры. Их работа полностью зависит от точности тактового сигнала.</text:p>
      <text:p text:style-name="Text_20_body">Если сигналы не синхронизированы, появляются критические ошибки:</text:p>
      <text:list text:style-name="L1">
        <text:list-item>
          <text:p text:style-name="P2">сбои в работе триггеров,</text:p>
        </text:list-item>
        <text:list-item>
          <text:p text:style-name="P2">ошибки в регистрах,</text:p>
        </text:list-item>
        <text:list-item>
          <text:p text:style-name="P2">потеря данных в счетчиках.</text:p>
        </text:list-item>
      </text:list>
      <text:p text:style-name="Text_20_body">Синхронизация обеспечивает согласованное изменение состояний всех элементов системы и делает работу схемы предсказуемой.</text:p>
      <text:p text:style-name="Horizontal_20_Line"/>
      <text:h text:style-name="Heading_20_2" text:outline-level="2">4. Типы последовательных схем</text:h>
      <text:p text:style-name="Text_20_body"><text:span text:style-name="Strong_20_Emphasis">Асинхронные схемы</text:span> работают без общего тактового сигнала. Выходы меняются сразу при изменении входов.<text:line-break/>Их плюсы — высокая скорость отклика, но минусы — сложность проектирования и высокий риск гонок сигналов.</text:p>
      <text:p text:style-name="Text_20_body"><text:span text:style-name="Strong_20_Emphasis">Синхронные схемы</text:span> работают по тактовому сигналу. Все изменения происходят строго по фронту такта.<text:line-break/><text:soft-page-break/>Это делает их более надежными, предсказуемыми и удобными для тестирования. Именно синхронные схемы применяются в современной цифровой технике.</text:p>
      <text:p text:style-name="Horizontal_20_Line"/>
      <text:h text:style-name="Heading_20_2" text:outline-level="2">5. Основные виды синхронизации</text:h>
      <text:p text:style-name="Text_20_body">Согласно стандартам выделяют три основных вида:</text:p>
      <text:list text:style-name="L2">
        <text:list-item>
          <text:p text:style-name="P3"><text:span text:style-name="Strong_20_Emphasis">Поэлементная синхронизация</text:span> — синхронизируется каждый отдельный бит данных.</text:p>
        </text:list-item>
        <text:list-item>
          <text:p text:style-name="P3"><text:span text:style-name="Strong_20_Emphasis">Групповая синхронизация</text:span> — синхронизируются целые пакеты или кадры данных.</text:p>
        </text:list-item>
        <text:list-item>
          <text:p text:style-name="P3"><text:span text:style-name="Strong_20_Emphasis">Цикловая синхронизация</text:span> — применяется в системах с периодически повторяющимися циклами передачи.</text:p>
        </text:list-item>
      </text:list>
      <text:p text:style-name="Horizontal_20_Line"/>
      <text:h text:style-name="Heading_20_2" text:outline-level="2">6. Поэлементная синхронизация</text:h>
      <text:p text:style-name="Text_20_body">Здесь каждый бит выравнивается по тактовому сигналу и считывается строго в оптимальный момент времени.</text:p>
      <text:p text:style-name="Text_20_body">Для этого применяются специальные методы кодирования:</text:p>
      <text:list text:style-name="L3">
        <text:list-item>
          <text:p text:style-name="P4">манчестерское кодирование,</text:p>
        </text:list-item>
        <text:list-item>
          <text:p text:style-name="P4">RZ-кодирование,</text:p>
        </text:list-item>
        <text:list-item>
          <text:p text:style-name="P4">самосинхронизирующиеся коды.</text:p>
        </text:list-item>
      </text:list>
      <text:p text:style-name="Text_20_body">Преимущество этого подхода — высокая точность передачи даже без отдельной линии тактового сигнала.</text:p>
      <text:p text:style-name="Horizontal_20_Line"/>
      <text:h text:style-name="Heading_20_2" text:outline-level="2">7. Групповая и цикловая синхронизация</text:h>
      <text:p text:style-name="Text_20_body"><text:span text:style-name="Strong_20_Emphasis">Групповая синхронизация</text:span> используется для кадров и пакетов. Специальные сигналы или маркеры показывают начало и конец блока данных. Это широко применяется в сетевых интерфейсах.</text:p>
      <text:p text:style-name="Text_20_body"><text:span text:style-name="Strong_20_Emphasis">Цикловая синхронизация</text:span> необходима в системах с временным разделением каналов. Она обеспечивает правильное распределение данных по временным слотам.</text:p>
      <text:p text:style-name="Horizontal_20_Line"/>
      <text:h text:style-name="Heading_20_2" text:outline-level="2">8. Последовательный синхронный интерфейс</text:h>
      <text:p text:style-name="Text_20_body">В таком интерфейсе используются три основных сигнала:</text:p>
      <text:list text:style-name="L4">
        <text:list-item>
          <text:p text:style-name="P5"><text:span text:style-name="Strong_20_Emphasis">CLK</text:span> — тактовый сигнал,</text:p>
        </text:list-item>
        <text:list-item>
          <text:p text:style-name="P5"><text:span text:style-name="Strong_20_Emphasis">DATA</text:span> — линия передачи данных,</text:p>
        </text:list-item>
        <text:list-item>
          <text:p text:style-name="P5"><text:span text:style-name="Strong_20_Emphasis">FRAME</text:span> — сигнал начала и конца кадра.</text:p>
        </text:list-item>
      </text:list>
      <text:p text:style-name="Text_20_body"><text:soft-page-break/>Такой интерфейс прост в реализации, надежен и часто используется для управления удаленными устройствами.</text:p>
      <text:p text:style-name="Horizontal_20_Line"/>
      <text:h text:style-name="Heading_20_2" text:outline-level="2">9. Тактовый сигнал и его роль</text:h>
      <text:p text:style-name="Text_20_body">Тактовый сигнал — это «сердце» всей цифровой системы. Он задает единый ритм работы всех элементов.</text:p>
      <text:p text:style-name="Text_20_body">Все изменения состояний триггеров и регистров происходят строго по активному фронту такта.</text:p>
      <text:p text:style-name="Text_20_body">Критически важными параметрами являются стабильность частоты и минимальный джиттер, то есть дрожание фазы сигнала.</text:p>
      <text:p text:style-name="Horizontal_20_Line"/>
      <text:h text:style-name="Heading_20_2" text:outline-level="2">10. Методы борьбы с рассогласованием</text:h>
      <text:p text:style-name="Text_20_body">Для устранения проблем синхронизации применяются:</text:p>
      <text:list text:style-name="L5">
        <text:list-item>
          <text:p text:style-name="P6"><text:span text:style-name="Strong_20_Emphasis">ФАПЧ</text:span> — фазовая автоподстройка частоты,</text:p>
        </text:list-item>
        <text:list-item>
          <text:p text:style-name="P6">специальные самосинхронизирующиеся кодировки,</text:p>
        </text:list-item>
        <text:list-item>
          <text:p text:style-name="P6">коррекция фазы и частоты с помощью буферов FIFO.</text:p>
        </text:list-item>
      </text:list>
      <text:p text:style-name="Text_20_body">Все это позволяет компенсировать различия между источником и приемником данных.</text:p>
      <text:p text:style-name="Horizontal_20_Line"/>
      <text:h text:style-name="Heading_20_2" text:outline-level="2">11. Проблема метастабильности</text:h>
      <text:p text:style-name="Text_20_body">Метастабильность возникает, когда сигнал изменяется слишком близко к фронту тактового сигнала. В этом случае триггер может войти в неопределенное состояние.</text:p>
      <text:p text:style-name="Text_20_body">Чтобы избежать этого, применяются <text:span text:style-name="Strong_20_Emphasis">многокаскадные синхронизаторы</text:span> — обычно 2–3 триггера подряд. Это значительно снижает вероятность ошибки.</text:p>
      <text:p text:style-name="Text_20_body">Также при проектировании учитывают времена установки и удержания сигналов.</text:p>
      <text:p text:style-name="Horizontal_20_Line"/>
      <text:h text:style-name="Heading_20_2" text:outline-level="2">12. Визуализация</text:h>
      <text:p text:style-name="Text_20_body">На временных диаграммах можно увидеть:</text:p>
      <text:list text:style-name="L6">
        <text:list-item>
          <text:p text:style-name="P7">при поэлементной синхронизации каждый бит строго выровнен по такту,</text:p>
        </text:list-item>
        <text:list-item>
          <text:p text:style-name="P7">при групповой синхронизации сигнал кадра отмечает границы пакетов данных.</text:p>
        </text:list-item>
      </text:list>
      <text:p text:style-name="Horizontal_20_Line"/>
      <text:h text:style-name="Heading_20_2" text:outline-level="2"><text:soft-page-break/>13. Заключение</text:h>
      <text:p text:style-name="Text_20_body">В заключение можно сказать, что синхронизация — это фундамент надежной работы любых последовательных схем.</text:p>
      <text:p text:style-name="Text_20_body">Правильный выбор типа синхронизации и методов кодирования напрямую влияет на стабильность, скорость и надежность цифровых устройств.</text:p>
      <text:p text:style-name="Text_20_body">Современные интерфейсы и протоколы строятся именно на принципах точной и устойчивой синхронизации.</text:p>
      <text:p text:style-name="Horizontal_20_Line"/>
      <text:p text:style-name="Text_20_body">Если нужно, я могу:</text:p>
      <text:list text:style-name="L7">
        <text:list-item>
          <text:p text:style-name="P8">сократить текст до 3–4 минут,</text:p>
        </text:list-item>
        <text:list-item>
          <text:p text:style-name="P8">упростить для школьного уровня,</text:p>
        </text:list-item>
        <text:list-item>
          <text:p text:style-name="P8">или сделать более научный вариант для защиты в колледже или вузе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8T14:03:14.184936780</meta:creation-date>
    <dc:date>2025-12-08T14:04:12.159046673</dc:date>
    <meta:editing-duration>PT59S</meta:editing-duration>
    <meta:editing-cycles>1</meta:editing-cycles>
    <meta:document-statistic meta:table-count="0" meta:image-count="0" meta:object-count="0" meta:page-count="4" meta:paragraph-count="63" meta:word-count="607" meta:character-count="4704" meta:non-whitespace-character-count="4165"/>
    <meta:generator>LibreOffice/25.8.3.2$Linux_X86_64 LibreOffice_project/580$Build-2</meta:generator>
  </office:meta>
</office:document-meta>
</file>